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ffffff" draw:textarea-vertical-align="middle"/>
    </style:style>
    <style:style style:name="gr8" style:family="graphic" style:parent-style-name="standard">
      <style:graphic-properties draw:stroke="none" draw:fill-color="#dddddd" draw:textarea-vertical-align="middle"/>
    </style:style>
    <style:style style:name="gr9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0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1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3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4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5" style:family="graphic" style:parent-style-name="standard">
      <style:graphic-properties draw:fill-color="#dddddd" draw:fill-image-width="0cm" draw:fill-image-height="0cm" draw:textarea-vertical-align="middle"/>
    </style:style>
    <style:style style:name="gr16" style:family="graphic" style:parent-style-name="standard">
      <style:graphic-properties svg:stroke-color="#808080" draw:marker-end="Arrow" draw:start-line-spacing-horizontal="0.5cm"/>
    </style:style>
    <style:style style:name="gr17" style:family="graphic" style:parent-style-name="standard">
      <style:graphic-properties svg:stroke-color="#808080" draw:marker-end="Arrow"/>
    </style:style>
    <style:style style:name="gr18" style:family="graphic" style:parent-style-name="standard">
      <style:graphic-properties draw:fill-color="#eeeeee" draw:fill-image-width="0cm" draw:fill-image-height="0cm" draw:textarea-vertical-align="middle"/>
    </style:style>
    <style:style style:name="gr19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0" style:family="graphic" style:parent-style-name="standard">
      <style:graphic-properties draw:marker-end="Arrow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6cm"/>
    </style:style>
    <style:style style:name="gr24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</style:style>
    <style:style style:name="gr28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6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family="'Ubuntu Condensed'" style:font-pitch="variable"/>
    </style:style>
    <style:style style:name="P9" style:family="paragraph">
      <style:paragraph-properties fo:text-align="center"/>
      <style:text-properties fo:font-family="'Ubuntu Condensed'" style:font-style-name="Regular" style:font-pitch="variable" fo:font-size="12pt" style:font-size-asian="18pt" style:font-size-complex="18pt"/>
    </style:style>
    <style:style style:name="P10" style:family="paragraph">
      <style:paragraph-properties fo:text-align="center"/>
      <style:text-properties fo:color="#ffffff" fo:font-family="'Ubuntu Condensed'" style:font-pitch="variable" fo:font-size="12pt" style:font-size-asian="12pt" style:font-size-complex="12pt"/>
    </style:style>
    <style:style style:name="P11" style:family="paragraph">
      <style:text-properties fo:font-family="'Ubuntu Condensed'" style:font-pitch="variable" fo:font-size="12pt" style:font-size-asian="12pt" style:font-size-complex="12pt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6" style:family="text">
      <style:text-properties fo:color="#000000" fo:font-family="'Ubuntu Condensed'" style:font-pitch="variable"/>
    </style:style>
    <style:style style:name="T7" style:family="text">
      <style:text-properties fo:font-family="'Ubuntu Condensed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7" draw:text-style-name="P1" draw:layer="layout" svg:width="1.588cm" svg:height="0.635cm" svg:x="18.974cm" svg:y="14.818cm">
            <text:p/>
          </draw:rect>
          <draw:rect draw:style-name="gr8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3">Start</text:span></text:p>
        </draw:connector>
        <draw:connector draw:style-name="gr10" draw:text-style-name="P6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4"><text:s text:c="12"/></text:span><text:span text:style-name="T4">SC</text:span></text:p>
        </draw:connector>
        <draw:connector draw:style-name="gr9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5">Complete <text:s/></text:span></text:p>
        </draw:connector>
        <draw:connector draw:style-name="gr11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2" draw:text-style-name="P6" draw:layer="layout" svg:x1="18.122cm" svg:y1="3.864cm" svg:x2="20.028cm" svg:y2="3.863cm" draw:start-shape="id6" draw:start-glue-point="1" draw:end-shape="id7" svg:d="M18122 3864h953v-1h953">
          <text:p text:style-name="P1"><text:span text:style-name="T4">SC</text:span></text:p>
        </draw:connector>
        <draw:connector draw:style-name="gr13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5">Unhold</text:span></text:p>
        </draw:connector>
        <draw:connector draw:style-name="gr13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5"><text:s text:c="3"/></text:span><text:span text:style-name="T5">Unsuspend</text:span></text:p>
        </draw:connector>
        <draw:connector draw:style-name="gr12" draw:text-style-name="P6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4">SC</text:span></text:p>
        </draw:connector>
        <draw:connector draw:style-name="gr11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4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0" draw:text-style-name="P6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4">SC</text:span></text:p>
        </draw:connector>
        <draw:connector draw:style-name="gr9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5">Clear</text:span></text:p>
        </draw:connector>
        <draw:connector draw:style-name="gr10" draw:text-style-name="P6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4">SC <text:s text:c="8"/></text:span></text:p>
        </draw:connector>
        <draw:circle draw:style-name="gr15" draw:text-style-name="P1" xml:id="id18" draw:id="id18" draw:layer="layout" svg:width="0.318cm" svg:height="0.318cm" svg:x="13.277cm" svg:y="6.88cm">
          <text:p/>
        </draw:circle>
        <draw:connector draw:style-name="gr16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7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5" draw:text-style-name="P1" xml:id="id19" draw:id="id19" draw:layer="layout" svg:width="0.318cm" svg:height="0.317cm" svg:x="5.615cm" svg:y="11.903cm">
          <text:p/>
        </draw:circle>
        <draw:connector draw:style-name="gr11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18" draw:text-style-name="P1" xml:id="id20" draw:id="id20" draw:layer="layout" svg:width="0.318cm" svg:height="0.318cm" svg:x="8.397cm" svg:y="15.135cm">
          <text:p/>
        </draw:circle>
        <draw:connector draw:style-name="gr14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19" draw:text-style-name="P2" draw:layer="layout" svg:x1="10.856cm" svg:y1="14.003cm" svg:x2="12.126cm" svg:y2="14.003cm">
          <text:p text:style-name="P1"><text:span text:style-name="T5">Stop</text:span></text:p>
        </draw:line>
        <draw:line draw:style-name="gr19" draw:text-style-name="P2" draw:layer="layout" svg:x1="26.477cm" svg:y1="14.203cm" svg:x2="27.747cm" svg:y2="14.203cm">
          <text:p text:style-name="P1"><text:span text:style-name="T5">Abort</text:span></text:p>
        </draw:line>
        <draw:line draw:style-name="gr19" draw:text-style-name="P2" draw:layer="layout" svg:x1="5.616cm" svg:y1="12.924cm" svg:x2="6.886cm" svg:y2="12.924cm">
          <text:p text:style-name="P1"><text:span text:style-name="T5"><text:s/></text:span><text:span text:style-name="T5">Reset</text:span></text:p>
        </draw:line>
        <draw:custom-shape draw:style-name="gr5" draw:text-style-name="P8" xml:id="id3" draw:id="id3" draw:layer="layout" svg:width="3.493cm" svg:height="1.587cm" svg:x="14.629cm" svg:y="6.246cm">
          <text:p text:style-name="P7"><text:span text:style-name="T6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5">Hold</text:span></text:p>
        </draw:connector>
        <draw:connector draw:style-name="gr20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5">Suspend</text:span></text:p>
        </draw:connector>
        <draw:line draw:style-name="gr19" draw:text-style-name="P2" draw:layer="layout" svg:x1="26.416cm" svg:y1="10.148cm" svg:x2="27.686cm" svg:y2="10.148cm">
          <text:p text:style-name="P1"><text:span text:style-name="T5">Reset</text:span></text:p>
        </draw:line>
        <draw:line draw:style-name="gr19" draw:text-style-name="P6" draw:layer="layout" svg:x1="5.516cm" svg:y1="8.948cm" svg:x2="6.786cm" svg:y2="8.948cm">
          <text:p text:style-name="P1"><text:span text:style-name="T4"><text:s/></text:span><text:span text:style-name="T4">SC <text:s text:c="4"/></text:span></text:p>
        </draw:line>
        <draw:custom-shape draw:style-name="gr21" draw:text-style-name="P9" draw:layer="layout" svg:width="17.145cm" svg:height="2.858cm" svg:x="11.807cm" svg:y="19.714cm">
          <text:p/>
          <draw:enhanced-geometry svg:viewBox="0 0 21600 21600" draw:path-stretchpoint-x="10800" draw:path-stretchpoint-y="10800" draw:text-areas="?f3 ?f4 ?f5 ?f6" draw:type="round-rectangle" draw:modifiers="876.390346274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2.224cm" svg:height="0.953cm" svg:x="18.126cm" svg:y="20.984cm">
          <text:p/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2.106cm" svg:height="0.725cm" svg:x="20.466cm" svg:y="21.098cm">
          <draw:text-box>
            <text:p><text:span text:style-name="T7">Wait state</text:span></text:p>
          </draw:text-box>
        </draw:frame>
        <draw:custom-shape draw:style-name="gr24" draw:text-style-name="P10" draw:layer="layout" svg:width="2.224cm" svg:height="0.953cm" svg:x="23.841cm" svg:y="20.984cm">
          <text:p/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1" draw:layer="layout" svg:width="2.454cm" svg:height="0.725cm" svg:x="26.181cm" svg:y="21.098cm">
          <draw:text-box>
            <text:p><text:span text:style-name="T7">Acting <text:s/>state</text:span></text:p>
          </draw:text-box>
        </draw:frame>
        <draw:frame draw:style-name="gr26" draw:text-style-name="P11" draw:layer="layout" svg:width="3.567cm" svg:height="0.725cm" svg:x="12.609cm" svg:y="21.098cm">
          <draw:text-box>
            <text:p><text:span text:style-name="T7">SC = State complete</text:span></text:p>
          </draw:text-box>
        </draw:frame>
        <draw:frame draw:style-name="gr27" draw:text-style-name="P11" draw:layer="layout" svg:width="1.069cm" svg:height="0.725cm" svg:x="11.925cm" svg:y="19.842cm">
          <draw:text-box>
            <text:p><text:span text:style-name="T7">Key</text:span></text:p>
          </draw:text-box>
        </draw:frame>
        <draw:connector draw:style-name="gr28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8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2-03-15T07:15:57</dc:date>
    <dc:creator>Carl Bostroem</dc:creator>
    <meta:editing-duration>PT4H18M22S</meta:editing-duration>
    <meta:editing-cycles>23</meta:editing-cycles>
    <meta:generator>OpenOffice/4.1.11$Unix OpenOffice.org_project/4111m1$Build-9808</meta:generator>
    <meta:document-statistic meta:object-count="62"/>
  </office:meta>
</office:document-meta>
</file>